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measure" style:list-style-name="L1">
      <style:graphic-properties draw:textarea-vertical-align="middle" draw:line-distance="0.85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.368cm"/>
    </style:style>
    <style:style style:name="gr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139cm" fo:min-width="0.459cm"/>
    </style:style>
    <style:style style:name="gr9" style:family="graphic" style:parent-style-name="objectwithoutfill">
      <style:graphic-properties draw:marker-start="Small_20_Arrow" draw:marker-end="Small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0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0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068cm"/>
    </style:style>
    <style:style style:name="gr14" style:family="graphic" style:parent-style-name="standard">
      <style:graphic-properties draw:stroke="none" draw:fill="none" fo:min-height="0.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0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0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0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0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style:text-properties style:font-name="Bitstream Charter" fo:font-size="10pt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style:font-name="Bitstream Charter" fo:font-size="10pt"/>
    </style:style>
    <style:style style:name="T1" style:family="text">
      <style:text-properties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625cm" svg:y1="1.206cm" svg:x2="1.625cm" svg:y2="3.573cm">
          <text:p/>
        </draw:line>
        <draw:line draw:style-name="gr1" draw:text-style-name="P1" draw:layer="layout" svg:x1="1.625cm" svg:y1="3.559cm" svg:x2="5.68cm" svg:y2="3.559cm">
          <text:p/>
        </draw:line>
        <draw:line draw:style-name="gr2" draw:text-style-name="P1" draw:layer="layout" svg:x1="1.635cm" svg:y1="3.552cm" svg:x2="2.923cm" svg:y2="2.767cm">
          <text:p/>
        </draw:line>
        <draw:line draw:style-name="gr2" draw:text-style-name="P1" draw:layer="layout" svg:x1="2.923cm" svg:y1="2.756cm" svg:x2="5.252cm" svg:y2="3.557cm">
          <text:p/>
        </draw:line>
        <draw:custom-shape draw:style-name="gr3" draw:text-style-name="P2" draw:layer="layout" svg:width="0.285cm" svg:height="0.284cm" svg:x="1.483cm" svg:y="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58cm" svg:height="0.158cm" svg:x="1.548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85cm" svg:height="0.285cm" svg:x="2.776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57cm" svg:height="0.157cm" svg:x="2.841cm" svg:y="2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85cm" svg:height="0.285cm" svg:x="5.089cm" svg:y="3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57cm" svg:height="0.157cm" svg:x="5.154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8cm" svg:height="0.127cm" svg:x="3.953cm" svg:y="3.0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measure draw:style-name="gr6" draw:text-style-name="P4" draw:layer="measurelines" svg:x1="5.241cm" svg:y1="3.557cm" svg:x2="4.013cm" svg:y2="3.125cm">
          <text:p text:style-name="P4"/>
          <text:p text:style-name="P4"/>
        </draw:measure>
        <draw:custom-shape draw:style-name="gr7" draw:text-style-name="P5" draw:layer="layout" svg:width="0.868cm" svg:height="0.245cm" svg:x="4.061cm" svg:y="3.5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59cm" svg:height="0.389cm" svg:x="1.157cm" svg:y="3.8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51cm" svg:y1="3.863cm" svg:x2="2.123cm" svg:y2="3.863cm">
          <text:p/>
        </draw:line>
        <draw:line draw:style-name="gr2" draw:text-style-name="P1" draw:layer="layout" svg:x1="1.526cm" svg:y1="3.649cm" svg:x2="1.332cm" svg:y2="3.863cm">
          <text:p/>
        </draw:line>
        <draw:line draw:style-name="gr2" draw:text-style-name="P1" draw:layer="layout" svg:x1="1.727cm" svg:y1="3.655cm" svg:x2="1.928cm" svg:y2="3.856cm">
          <text:p/>
        </draw:line>
        <draw:path draw:style-name="gr9" draw:text-style-name="P1" draw:layer="layout" svg:width="0.494cm" svg:height="0.217cm" draw:transform="rotate (1.5707963267949) translate (2.44640408709986cm 3.55660190490711cm)" svg:viewBox="0 0 495 218" svg:d="M0 218c272 4 495-218 495-218">
          <text:p/>
        </draw:path>
        <draw:frame draw:style-name="gr10" draw:text-style-name="P7" draw:layer="layout" svg:width="0.667cm" svg:height="0.709cm" svg:x="1.171cm" svg:y="1cm">
          <draw:text-box>
            <text:p text:style-name="P6"><text:span text:style-name="T1">y</text:span></text:p>
          </draw:text-box>
        </draw:frame>
        <draw:frame draw:style-name="gr11" draw:text-style-name="P7" draw:layer="layout" svg:width="0.671cm" svg:height="0.709cm" svg:x="5.228cm" svg:y="3.356cm">
          <draw:text-box>
            <text:p text:style-name="P6"><text:span text:style-name="T1">x</text:span></text:p>
          </draw:text-box>
        </draw:frame>
        <draw:frame draw:style-name="gr12" draw:text-style-name="P7" draw:layer="layout" svg:width="0.752cm" svg:height="0.709cm" svg:x="1cm" svg:y="2.975cm">
          <draw:text-box>
            <text:p text:style-name="P6"><text:span text:style-name="T1">O</text:span></text:p>
          </draw:text-box>
        </draw:frame>
        <draw:frame draw:style-name="gr13" draw:text-style-name="P7" draw:layer="layout" svg:width="0.714cm" svg:height="0.709cm" svg:x="2.581cm" svg:y="2.056cm">
          <draw:text-box>
            <text:p text:style-name="P6"><text:span text:style-name="T1">A</text:span></text:p>
          </draw:text-box>
        </draw:frame>
        <draw:frame draw:style-name="gr14" draw:text-style-name="P8" draw:layer="layout" svg:width="0.456cm" svg:height="0.71cm" svg:x="3.749cm" svg:y="2.471cm">
          <draw:text-box>
            <text:p text:style-name="P6"><text:span text:style-name="T1">M</text:span></text:p>
          </draw:text-box>
        </draw:frame>
        <draw:frame draw:style-name="gr15" draw:text-style-name="P7" draw:layer="layout" svg:width="0.709cm" svg:height="0.708cm" svg:x="4.94cm" svg:y="2.882cm">
          <draw:text-box>
            <text:p text:style-name="P6"><text:span text:style-name="T1">B</text:span></text:p>
          </draw:text-box>
        </draw:frame>
        <draw:frame draw:style-name="gr16" draw:text-style-name="P7" draw:layer="layout" svg:width="0.659cm" svg:height="0.709cm" draw:transform="rotate (-0.221307749152881) translate (4.202cm 3.556cm)">
          <draw:text-box>
            <text:p text:style-name="P6"><text:span text:style-name="T1">z</text:span></text:p>
          </draw:text-box>
        </draw:frame>
        <draw:frame draw:style-name="gr17" draw:text-style-name="P7" draw:layer="layout" svg:width="0.642cm" svg:height="0.708cm" draw:transform="rotate (0.239284640448423) translate (1.926cm 2.725cm)">
          <draw:text-box>
            <text:p text:style-name="P6"><text:span text:style-name="T1">r</text:span></text:p>
          </draw:text-box>
        </draw:frame>
        <draw:frame draw:style-name="gr18" draw:text-style-name="P7" draw:layer="layout" svg:width="0.735cm" svg:height="0.709cm" svg:x="2.401cm" svg:y="2.772cm">
          <draw:text-box>
            <text:p text:style-name="P6"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33:41.835934880</meta:creation-date>
    <dc:date>2017-06-14T11:08:36.564066666</dc:date>
    <meta:editing-duration>PT23M10S</meta:editing-duration>
    <meta:editing-cycles>9</meta:editing-cycles>
    <meta:generator>LibreOffice/5.1.6.2$Linux_X86_64 LibreOffice_project/10m0$Build-2</meta:generator>
    <meta:document-statistic meta:object-count="27"/>
  </office:meta>
</office:document-meta>
</file>